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40000005772101E90BAAD5F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Gabriola" svg:font-family="Gabriola" style:font-adornments="Normal" style:font-family-generic="decorative" style:font-pitch="variable"/>
    <style:font-face style:name="Ink Free" svg:font-family="'Ink Free'" style:font-adornments="Negrita" style:font-family-generic="script" style:font-pitch="variable"/>
    <style:font-face style:name="Ink Free1" svg:font-family="'Ink Free'" style:font-adornments="Negrita cursiva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, 'Gentium Basic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Heading_20_2">
      <style:text-properties officeooo:paragraph-rsid="0024d090"/>
    </style:style>
    <style:style style:name="P7" style:family="paragraph" style:parent-style-name="Heading_20_2" style:list-style-name="">
      <style:paragraph-properties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4d090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6d318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70e02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90be8"/>
    </style:style>
    <style:style style:name="P12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3ec1db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24d090"/>
    </style:style>
    <style:style style:name="T7" style:family="text">
      <style:text-properties officeooo:rsid="0026d318"/>
    </style:style>
    <style:style style:name="T8" style:family="text">
      <style:text-properties officeooo:rsid="00270e02"/>
    </style:style>
    <style:style style:name="T9" style:family="text">
      <style:text-properties officeooo:rsid="00339539"/>
    </style:style>
    <style:style style:name="T10" style:family="text">
      <style:text-properties officeooo:rsid="003ec1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Fuente_20_de_20_párrafo_20_predeter.">Ejercicios de </text:span><text:span text:style-name="Fuente_20_de_20_párrafo_20_predeter."><text:span text:style-name="T9">Programación</text:span></text:span><text:span text:style-name="Fuente_20_de_20_párrafo_20_predeter.">.</text:span></text:h>
      <text:h text:style-name="P6" text:outline-level="2"><text:span text:style-name="Fuente_20_de_20_párrafo_20_predeter.">Bucle</text:span><text:span text:style-name="Fuente_20_de_20_párrafo_20_predeter."><text:span text:style-name="T6">s anidados</text:span></text:span><text:span text:style-name="Fuente_20_de_20_párrafo_20_predeter.">.</text:span></text:h>
      <text:list xml:id="list3448403314" text:style-name="L1">
        <text:list-item>
          <text:p text:style-name="P8"><text:span text:style-name="Fuente_20_de_20_párrafo_20_predeter."><text:span text:style-name="T6">Imprimir 10 veces la serie de números del 1 al 30 en una misma línea.</text:span></text:span></text:p>
        </text:list-item>
        <text:list-item>
          <text:p text:style-name="P9"><text:span text:style-name="Fuente_20_de_20_párrafo_20_predeter."><text:span text:style-name="T7">Mostrar por pantalla los números del 1 al 100, colocando 10 números en cada fila a mostrar.</text:span></text:span></text:p>
        </text:list-item>
        <text:list-item>
          <text:p text:style-name="P10"><text:span text:style-name="Fuente_20_de_20_párrafo_20_predeter."><text:span text:style-name="T8">Comprobar que un número introducido por teclado es primo y que que es mayor que 1.</text:span></text:span></text:p>
        </text:list-item>
        <text:list-item>
          <text:p text:style-name="P12"><text:span text:style-name="Fuente_20_de_20_párrafo_20_predeter."><text:span text:style-name="T10">Generar la lista de los números octales</text:span></text:span></text:p>
          <text:p text:style-name="P11"><text:span text:style-name="Fuente_20_de_20_párrafo_20_predeter."/></text:p>
        </text:list-item>
      </text:list>
      <text:p text:style-name="Text_20_body"><text:span text:style-name="Fuente_20_de_20_párrafo_20_predeter."/></text:p>
      <text:h text:style-name="P7" text:outline-level="2"><text:span text:style-name="Fuente_20_de_20_párrafo_20_predeter.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Gabriola" svg:font-family="Gabriola" style:font-adornments="Normal" style:font-family-generic="decorative" style:font-pitch="variable"/>
    <style:font-face style:name="Ink Free" svg:font-family="'Ink Free'" style:font-adornments="Negrita" style:font-family-generic="script" style:font-pitch="variable"/>
    <style:font-face style:name="Ink Free1" svg:font-family="'Ink Free'" style:font-adornments="Negrita cursiva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, 'Gentium Basic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Ink Free1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style:contextual-spacing="false"/>
      <style:text-properties style:font-name="Ink Free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style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loext:num-list-format="%6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loext:num-list-format="%8%.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0.43cm" svg:y="0.018cm" svg:width="17cm" svg:height="1.767cm" draw:z-index="0"><draw:image xlink:href="Pictures/10000000000003440000005772101E90BAAD5F37.png" xlink:type="simple" xlink:show="embed" xlink:actuate="onLoad" draw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TOCOLO PROGRAMACIONES CICLOS FORMATIVOS</dc:title>
    <meta:creation-date>2018-09-15T13:05:42.994000000</meta:creation-date>
    <meta:editing-cycles>27</meta:editing-cycles>
    <meta:editing-duration>PT3H38M55S</meta:editing-duration>
    <meta:generator>LibreOffice/7.5.1.2$Windows_X86_64 LibreOffice_project/fcbaee479e84c6cd81291587d2ee68cba099e129</meta:generator>
    <dc:date>2024-10-25T12:10:23.109000000</dc:date>
    <meta:document-statistic meta:table-count="0" meta:image-count="1" meta:object-count="0" meta:page-count="1" meta:paragraph-count="10" meta:word-count="90" meta:character-count="489" meta:non-whitespace-character-count="412"/>
  </office:meta>
</office:document-meta>
</file>